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271in" fo:margin-left="0.0521in" fo:margin-right="0.9458in" table:align="margins"/>
    </style:style>
    <style:style style:name="Table1.A" style:family="table-column">
      <style:table-column-properties style:column-width="1in" style:rel-column-width="11056*"/>
    </style:style>
    <style:style style:name="Table1.B" style:family="table-column">
      <style:table-column-properties style:column-width="1.0104in" style:rel-column-width="11172*"/>
    </style:style>
    <style:style style:name="Table1.C" style:family="table-column">
      <style:table-column-properties style:column-width="0.9792in" style:rel-column-width="10826*"/>
    </style:style>
    <style:style style:name="Table1.D" style:family="table-column">
      <style:table-column-properties style:column-width="0.9688in" style:rel-column-width="10711*"/>
    </style:style>
    <style:style style:name="Table1.E" style:family="table-column">
      <style:table-column-properties style:column-width="0.9583in" style:rel-column-width="10596*"/>
    </style:style>
    <style:style style:name="Table1.F" style:family="table-column">
      <style:table-column-properties style:column-width="1.0104in" style:rel-column-width="1117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FreeMono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Liberation Mono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resentation of information:</text:p>
      <text:p text:style-name="P2"><text:tab/>int 32 bits = 1 word</text:p>
      <text:p text:style-name="P2"/>
      <text:p text:style-name="P2"><text:tab/>assume a 5-bit word</text:p>
      <text:p text:style-name="P1"><text:tab/><text:tab/>+5<text:tab/>=<text:tab/>00101</text:p>
      <text:p text:style-name="P1"><text:tab/><text:tab/><text:tab/><text:tab/> <text:s text:c="2"/>+1</text:p>
      <text:p text:style-name="P1"><text:tab/><text:tab/>-5<text:tab/>=<text:tab/>11011</text:p>
      <text:p text:style-name="P1"/>
      <text:p text:style-name="P2">Having an extra bit does not mean overflow.</text:p>
      <text:p text:style-name="P2"/>
      <text:p text:style-name="P2">Fundamental eq. Of twos compliment</text:p>
      <text:p text:style-name="P1"><text:tab/>(x4*-2<text:span text:style-name="T1">4</text:span>)+(x3*2<text:span text:style-name="T1">3</text:span>)+(x2*2<text:span text:style-name="T1">2</text:span>)+(x1*2<text:span text:style-name="T1">1</text:span>)+(x0*2<text:span text:style-name="T1">0</text:span>)</text:p>
      <text:p text:style-name="P1"><text:tab/> <text:s/>-16 <text:s text:c="2"/>+ <text:s text:c="2"/>8 <text:s/>+ <text:s text:c="2"/>0 <text:s text:c="2"/>+ <text:s text:c="2"/>2 <text:s text:c="2"/>+ <text:s/>1<text:tab/>=<text:tab/>-05</text:p>
      <text:p text:style-name="P1"/>
      <text:p text:style-name="P2">5 bit numbers</text:p>
      <text:p text:style-name="P1"><text:tab/><text:span text:style-name="T3">largest with n bits:<text:tab/><text:tab/>2</text:span><text:span text:style-name="T2">n-1</text:span><text:span text:style-name="T3">-1</text:span></text:p>
      <text:p text:style-name="P1"><text:tab/><text:tab/>largest with 5 bits:<text:tab/>01111<text:tab/>=<text:tab/>15</text:p>
      <text:p text:style-name="P1"><text:tab/><text:span text:style-name="T3">smallest with n bits:<text:tab/><text:tab/>-2</text:span><text:span text:style-name="T2">n-1</text:span><text:span text:style-name="T3">-1</text:span></text:p>
      <text:p text:style-name="P1"><text:tab/><text:tab/>smallest with 5 bits:<text:tab/>10000<text:tab/>=<text:tab/>-16</text:p>
      <text:p text:style-name="P1"/>
      <text:p text:style-name="P2">E : re : overflow</text:p>
      <text:p text:style-name="P2"><text:tab/>addition:</text:p>
      <text:p text:style-name="P2"><text:tab/><text:tab/>1. Add 2 numbers of opposite sign =&gt; no overflow</text:p>
      <text:p text:style-name="P2"><text:tab/><text:tab/>2. Add 2 numbers of same and opposite sign =&gt; overflow</text:p>
      <text:p text:style-name="P2"/>
      <text:p text:style-name="P2"><text:tab/>subtraction:</text:p>
      <text:p text:style-name="P2"><text:tab/><text:tab/>1. Subtract 2 numbers of same sign =&gt; no overflow</text:p>
      <text:p text:style-name="P2"><text:tab/><text:tab/>2. Subtract 2 numbers of opposite sign =&gt; </text:p>
      <text:p text:style-name="P2"><text:tab/><text:tab/><text:tab/>overflow occurs if:</text:p>
      <text:p text:style-name="P2"><text:tab/><text:tab/><text:tab/><text:tab/>+ - =&gt; -</text:p>
      <text:p text:style-name="P2"><text:tab/><text:tab/><text:tab/><text:tab/>- + =&gt; +</text:p>
      <text:p text:style-name="P2"/>
      <text:p text:style-name="P2">add, addi, sub → overflow causes exception</text:p>
      <text:p text:style-name="P2">addu, addiu, subu → overflow ignored</text:p>
      <text:p text:style-name="P2"/>
      <text:p text:style-name="P2"><text:tab/><text:tab/> 2 0010</text:p>
      <text:p text:style-name="P2"><text:tab/><text:tab/>C2 1101</text:p>
      <text:p text:style-name="P2"><text:tab/><text:tab/>_______</text:p>
      <text:p text:style-name="P2"><text:tab/><text:tab/> <text:s text:c="2"/>1111</text:p>
      <text:p text:style-name="P2"/>
      <text:p text:style-name="P2"><text:tab/>x + Cn <text:s text:c="4"/>= -1</text:p>
      <text:p text:style-name="P2"><text:tab/>x + Cx + 1 = 0</text:p>
      <text:p text:style-name="P2"><text:tab/> <text:s text:c="3"/>Cx + 1 = -x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tab/>another problem (ap):</text:p>
      <text:p text:style-name="P2"><text:tab/><text:tab/>addi $t0, $t1, 6</text:p>
      <text:p text:style-name="P2"><text:tab/><text:tab/><text:tab/> <text:s/><text:tab/> ^ <text:s text:c="2"/>^</text:p>
      <text:p text:style-name="P2"><text:tab/><text:tab/><text:tab/> <text:s text:c="5"/>| <text:s text:c="2"/>|</text:p>
      <text:p text:style-name="P2"><text:tab/><text:tab/><text:tab/><text:tab/> |<text:tab/>16 bits</text:p>
      <text:p text:style-name="P2"><text:tab/><text:tab/><text:tab/><text:tab/> 32 bits</text:p>
      <text:p text:style-name="P3"/>
      <text:p text:style-name="P2"><text:span text:style-name="T4">Layman's terminology:</text:span> </text:p>
      <text:p text:style-name="P2">If you add 2 numbers with different bit sizes, fill the empty bits in front of the smaller bit size number with 1's (bit sign extension)</text:p>
      <text:p text:style-name="P2"/>
      <text:p text:style-name="P2">Evidently, when you build <text:s/>circuitry to do addi you have to <text:s/>build in a sign extender.</text:p>
      <text:p text:style-name="P2"/>
      <text:p text:style-name="P2">You can do an addi with a negative number.</text:p>
      <text:p text:style-name="P2"/>
      <text:p text:style-name="P2"><text:tab/>1. data</text:p>
      <text:p text:style-name="P2"><text:tab/><text:tab/>int</text:p>
      <text:p text:style-name="P2"><text:tab/>2. instructions</text:p>
      <text:p text:style-name="P2"><text:tab/><text:tab/> <text:s text:c="3"/>dst,src1, src2</text:p>
      <text:p text:style-name="P2"><text:tab/><text:tab/>add $to, $s1, $s2</text:p>
      <text:p text:style-name="P2"/>
      <text:p text:style-name="P2"><text:s/>6 bits<text:tab/> 5 bits<text:tab/> 5 bits<text:tab/> 5 bits<text:tab/> 5<text:tab/><text:tab/> 6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Contents">op code</text:p>
            </table:table-cell>
            <table:table-cell table:style-name="Table1.A1" office:value-type="string">
              <text:p text:style-name="Table_20_Contents">rs</text:p>
            </table:table-cell>
            <table:table-cell table:style-name="Table1.A1" office:value-type="string">
              <text:p text:style-name="Table_20_Contents">rt</text:p>
            </table:table-cell>
            <table:table-cell table:style-name="Table1.A1" office:value-type="string">
              <text:p text:style-name="Table_20_Contents">rd</text:p>
            </table:table-cell>
            <table:table-cell table:style-name="Table1.A1" office:value-type="string">
              <text:p text:style-name="Table_20_Contents">shamt</text:p>
            </table:table-cell>
            <table:table-cell table:style-name="Table1.F1" office:value-type="string">
              <text:p text:style-name="Table_20_Contents">funct</text:p>
            </table:table-cell>
          </table:table-row>
        </table:table-header-rows>
      </table:table>
      <text:p text:style-name="P2"><text:line-break/><text:tab/>0<text:tab/><text:tab/>17<text:tab/><text:tab/>18<text:tab/><text:tab/>8<text:tab/><text:tab/>0<text:tab/><text:tab/>32</text:p>
      <text:p text:style-name="P2">B: 000000<text:tab/> <text:s text:c="2"/>10001<text:tab/> <text:s text:c="2"/>10010<text:tab/> <text:s/>01000<text:tab/> <text:s/>00000<text:tab/> <text:s/>100000</text:p>
      <text:p text:style-name="P2"><text:s text:c="6"/>| <text:s text:c="6"/>| <text:s text:c="7"/>| <text:s text:c="2"/>| <text:s text:c="6"/>| <text:s text:c="7"/>| <text:s text:c="7"/>| </text:p>
      <text:p text:style-name="P2">H: <text:s/>0 <text:s text:c="4"/>2<text:tab/> <text:s text:c="3"/>3<text:tab/>2<text:tab/> 4<text:tab/><text:tab/>0<text:tab/><text:tab/>2<text:tab/> <text:s text:c="2"/>0</text:p>
      <text:p text:style-name="P4"/>
      <text:p text:style-name="P4"/>
      <text:p text:style-name="P4">To convert from binary(B) to hexidecimal(H):</text:p>
      <text:p text:style-name="P4">Split binary into fours and convert to he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10<text:tab/>ICN<text:tab/>2011092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29T09:37:57</meta:creation-date>
    <dc:date>2011-11-01T10:42:59</dc:date>
    <dc:creator>Braden Licastro</dc:creator>
    <meta:editing-duration>PT01H06M43S</meta:editing-duration>
    <meta:editing-cycles>9</meta:editing-cycles>
    <meta:generator>OpenOffice.org/3.2$Linux OpenOffice.org_project/320m12$Build-9483</meta:generator>
    <meta:printed-by>Braden Licastro</meta:printed-by>
    <meta:print-date>2011-09-29T10:43:52</meta:print-date>
    <meta:document-statistic meta:table-count="1" meta:image-count="0" meta:object-count="0" meta:page-count="2" meta:paragraph-count="63" meta:word-count="308" meta:character-count="1629"/>
  </office:meta>
</office:document-meta>
</file>